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782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1.021cm"/>
    </style:style>
    <style:style style:name="co19" style:family="table-column">
      <style:table-column-properties fo:break-before="auto" style:column-width="4.008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co24" style:family="table-column">
      <style:table-column-properties fo:break-before="auto" style:column-width="0.524cm"/>
    </style:style>
    <style:style style:name="co25" style:family="table-column">
      <style:table-column-properties fo:break-before="auto" style:column-width="3.261cm"/>
    </style:style>
    <style:style style:name="co26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/>
      <style:text-properties fo:color="#0000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I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I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I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I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I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[.I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I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table:formula="of:=([.G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I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I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I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3" table:formula="of:=([.G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I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I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G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I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([.I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I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I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I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G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I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I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([.I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I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I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I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table:formula="of:=([.G27]/35*5)+1" office:value-type="float" office:value="2.71428571428571" calcext:value-type="float">
            <text:p>2,7142857143</text:p>
          </table:table-cell>
          <table:table-cell/>
          <table:table-cell table:formula="of:=([.I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I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I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G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I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34]/35*5)+1" office:value-type="float" office:value="2.71428571428571" calcext:value-type="float">
            <text:p>2,7142857143</text:p>
          </table:table-cell>
          <table:table-cell/>
          <table:table-cell table:formula="of:=([.I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I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I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I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G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I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([.I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G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I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I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Anim_ggb</text:p>
          </table:table-cell>
          <table:table-cell table:style-name="ce6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5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number-columns-repeated="5"/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7"/>
          <table:table-cell table:number-columns-repeated="4"/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1" table:number-columns-repeated="5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</table:table-row>
      </table:table>
      <table:table table:name="1103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7" table:number-columns-repeated="7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5"/>
          <table:table-cell table:style-name="Default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0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number-columns-repeated="4"/>
          <table:table-cell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0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I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4:51:01.2211110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5T15:01:57.980145132</dc:date>
    <dc:creator>Germán Ramírez</dc:creator>
    <meta:editing-duration>P1DT13H18M28S</meta:editing-duration>
    <meta:editing-cycles>50</meta:editing-cycles>
    <meta:generator>LibreOffice/4.3.3.2$Linux_X86_64 LibreOffice_project/430m0$Build-2</meta:generator>
    <meta:printed-by>Germán Ramírez</meta:printed-by>
    <meta:print-date>2015-03-23T22:19:17.051307903</meta:print-date>
    <meta:document-statistic meta:table-count="5" meta:cell-count="780" meta:object-count="0"/>
  </office:meta>
</office:document-meta>
</file>